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1.47mm" svg:y="1mm">
            <draw:object draw:notify-on-update-of-ranges="data.A1:data.A1 data.A2:data.A151 data.B1:data.B1 data.B2:data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2.64998" calcext:value-type="float">
            <text:p>-32,64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6.99998" calcext:value-type="float">
            <text:p>-26,99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3.8" calcext:value-type="float">
            <text:p>-23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7.85" calcext:value-type="float">
            <text:p>-17,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.50001" calcext:value-type="float">
            <text:p>-15,50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0.05" calcext:value-type="float">
            <text:p>-20,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.899992" calcext:value-type="float">
            <text:p>-9,8999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8.1" calcext:value-type="float">
            <text:p>-18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2.44999" calcext:value-type="float">
            <text:p>-22,44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3.40001" calcext:value-type="float">
            <text:p>-13,4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49999" calcext:value-type="float">
            <text:p>3,64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4.10001" calcext:value-type="float">
            <text:p>-14,10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99996" calcext:value-type="float">
            <text:p>1,7999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99975" calcext:value-type="float">
            <text:p>0,59999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.250004" calcext:value-type="float">
            <text:p>-7,2500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300001" calcext:value-type="float">
            <text:p>4,30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4.25" calcext:value-type="float">
            <text:p>-14,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9.2" calcext:value-type="float">
            <text:p>-19,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0.09999" calcext:value-type="float">
            <text:p>-20,09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600001" calcext:value-type="float">
            <text:p>5,60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.750007" calcext:value-type="float">
            <text:p>-8,7500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.75001" calcext:value-type="float">
            <text:p>-8,75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1.70001" calcext:value-type="float">
            <text:p>-11,7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.7" calcext:value-type="float">
            <text:p>-12,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100001" calcext:value-type="float">
            <text:p>5,100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9.15" calcext:value-type="float">
            <text:p>-19,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049998" calcext:value-type="float">
            <text:p>2,0499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9.600008" calcext:value-type="float">
            <text:p>-9,6000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9.79999" calcext:value-type="float">
            <text:p>-19,79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.100004" calcext:value-type="float">
            <text:p>-8,100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8.35" calcext:value-type="float">
            <text:p>-18,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3.20001" calcext:value-type="float">
            <text:p>-13,20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.25" calcext:value-type="float">
            <text:p>-16,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750007" calcext:value-type="float">
            <text:p>-1,7500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9.550008" calcext:value-type="float">
            <text:p>-9,5500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.900007" calcext:value-type="float">
            <text:p>-7,9000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800001" calcext:value-type="float">
            <text:p>7,800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200001" calcext:value-type="float">
            <text:p>8,200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.900007" calcext:value-type="float">
            <text:p>-1,9000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3.75001" calcext:value-type="float">
            <text:p>-13,75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3.60001" calcext:value-type="float">
            <text:p>-13,6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000001" calcext:value-type="float">
            <text:p>6,00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0.20001" calcext:value-type="float">
            <text:p>-10,2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200002" calcext:value-type="float">
            <text:p>7,2000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8.35" calcext:value-type="float">
            <text:p>-18,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.95" calcext:value-type="float">
            <text:p>-16,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5.15001" calcext:value-type="float">
            <text:p>-15,15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3.80001" calcext:value-type="float">
            <text:p>-13,80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149992" calcext:value-type="float">
            <text:p>2,1499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599999" calcext:value-type="float">
            <text:p>5,5999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3.39999" calcext:value-type="float">
            <text:p>-23,399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000001" calcext:value-type="float">
            <text:p>7,00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000001" calcext:value-type="float">
            <text:p>7,0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749999" calcext:value-type="float">
            <text:p>4,7499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499908" calcext:value-type="float">
            <text:p>0,34999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9.450013" calcext:value-type="float">
            <text:p>-9,4500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9.000005" calcext:value-type="float">
            <text:p>-9,0000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950001" calcext:value-type="float">
            <text:p>5,950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049996" calcext:value-type="float">
            <text:p>4,0499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5.15001" calcext:value-type="float">
            <text:p>-15,15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8.24999" calcext:value-type="float">
            <text:p>-18,249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.900005" calcext:value-type="float">
            <text:p>-8,9000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1.4" calcext:value-type="float">
            <text:p>-11,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550002" calcext:value-type="float">
            <text:p>5,5500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700001" calcext:value-type="float">
            <text:p>5,7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200001" calcext:value-type="float">
            <text:p>6,2000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.750004" calcext:value-type="float">
            <text:p>-6,7500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2.2" calcext:value-type="float">
            <text:p>-12,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000001" calcext:value-type="float">
            <text:p>6,00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7" calcext:value-type="float">
            <text:p>8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8:18:37.294000000</dc:date>
    <meta:editing-duration>PT3M54S</meta:editing-duration>
    <meta:editing-cycles>1</meta:editing-cycles>
    <meta:document-statistic meta:table-count="1" meta:cell-count="3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Ejecución 3</text:p>
        </chart:title>
        <chart:subtitle svg:x="6.673cm" svg:y="1.275cm" chart:style-name="ch3">
          <text:p>Recompensas</text:p>
        </chart:subtitle>
        <chart:legend chart:legend-position="end" svg:x="12.645cm" svg:y="4.201cm" style:legend-expansion="high" chart:style-name="ch4"/>
        <chart:plot-area chart:style-name="ch5" table:cell-range-address="data.A1:data.B151" chart:data-source-has-labels="row" svg:x="1.331cm" svg:y="2.138cm" svg:width="10.994cm" svg:height="5.701cm">
          <chartooo:coordinate-region svg:x="2.058cm" svg:y="2.337cm" svg:width="9.987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6">
            <chart:title svg:x="0.451cm" svg:y="6.011cm" chart:style-name="ch8">
              <text:p>Recompensa</text:p>
            </chart:title>
            <chart:grid chart:style-name="ch9" chart:class="major"/>
          </chart:axis>
          <chart:series chart:style-name="ch10" chart:values-cell-range-address="data.B2:data.B151" chart:label-cell-address="data.B1:data.B1" chart:class="chart:scatter">
            <chart:domain table:cell-range-address="data.A2:data.A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51</svg:desc>
                </draw:g>
              </table:table-cell>
              <table:table-cell office:value-type="float" office:value="-32.64998">
                <text:p>-32.64998</text:p>
                <draw:g>
                  <svg:desc>data.B2:data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6.99998">
                <text:p>-26.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3.8">
                <text:p>-2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7.85">
                <text:p>-17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5.50001">
                <text:p>-15.5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20.05">
                <text:p>-2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9.899992">
                <text:p>-9.899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8.1">
                <text:p>-1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22.44999">
                <text:p>-22.44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3.40001">
                <text:p>-13.4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649999">
                <text:p>3.64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4.10001">
                <text:p>-14.1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99996">
                <text:p>1.799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999975">
                <text:p>0.5999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7.250004">
                <text:p>-7.25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300001">
                <text:p>4.3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4.25">
                <text:p>-14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0.09999">
                <text:p>-20.0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600001">
                <text:p>5.6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8.750007">
                <text:p>-8.750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8.75001">
                <text:p>-8.75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1.70001">
                <text:p>-11.7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100001">
                <text:p>5.1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9.15">
                <text:p>-19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9.600008">
                <text:p>-9.600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9.79999">
                <text:p>-19.7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8.100004">
                <text:p>-8.100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8.35">
                <text:p>-18.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3.20001">
                <text:p>-13.2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.750007">
                <text:p>-1.750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9.550008">
                <text:p>-9.550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7.900007">
                <text:p>-7.9000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800001">
                <text:p>7.8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200001">
                <text:p>8.2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1.900007">
                <text:p>-1.900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13.75001">
                <text:p>-13.75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3.60001">
                <text:p>-13.6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.000001">
                <text:p>6.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0.20001">
                <text:p>-10.2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200002">
                <text:p>7.2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8.35">
                <text:p>-18.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6.95">
                <text:p>-16.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5.15001">
                <text:p>-15.15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3.80001">
                <text:p>-13.8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149992">
                <text:p>2.1499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599999">
                <text:p>5.5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23.39999">
                <text:p>-23.3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000001">
                <text:p>7.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000001">
                <text:p>7.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.749999">
                <text:p>4.74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499908">
                <text:p>0.34999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9.450013">
                <text:p>-9.450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9.000005">
                <text:p>-9.000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.950001">
                <text:p>5.95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.049996">
                <text:p>4.0499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5.15001">
                <text:p>-15.15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18.24999">
                <text:p>-18.24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8.900005">
                <text:p>-8.900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.550002">
                <text:p>5.55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.700001">
                <text:p>5.7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.200001">
                <text:p>6.2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6.750004">
                <text:p>-6.7500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000001">
                <text:p>6.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